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cccccc" draw:opacity="100%"/>
      <style:paragraph-properties fo:background-color="#cccccc"/>
      <style:text-properties fo:color="#000000" style:font-name="Consolas" fo:font-size="8pt" fo:language="en" fo:country="US" style:font-size-asian="8pt" style:font-size-complex="8pt"/>
    </style:style>
    <style:style style:name="P2" style:family="paragraph" style:parent-style-name="Standard">
      <loext:graphic-properties draw:fill="solid" draw:fill-color="#e0c2cd" draw:opacity="100%"/>
      <style:paragraph-properties fo:background-color="#e0c2cd"/>
      <style:text-properties fo:color="#000000" style:font-name="Consolas" fo:font-size="8pt" fo:language="en" fo:country="US" style:font-size-asian="8pt" style:font-size-complex="8pt"/>
    </style:style>
    <style:style style:name="P3" style:family="paragraph" style:parent-style-name="Standard">
      <loext:graphic-properties draw:fill="solid" draw:fill-color="#bf819e" draw:opacity="100%"/>
      <style:paragraph-properties fo:background-color="#bf819e"/>
      <style:text-properties fo:color="#000000" style:font-name="Consolas" fo:font-size="8pt" fo:language="en" fo:country="US" style:font-size-asian="8pt" style:font-size-complex="8pt"/>
    </style:style>
    <style:style style:name="P4" style:family="paragraph" style:parent-style-name="Standard">
      <loext:graphic-properties draw:fill="solid" draw:fill-color="#ff7b59" draw:opacity="100%"/>
      <style:paragraph-properties fo:background-color="#ff7b59"/>
      <style:text-properties fo:color="#000000" style:font-name="Consolas" fo:font-size="8pt" fo:language="en" fo:country="US" style:font-size-asian="8pt" style:font-size-complex="8pt"/>
    </style:style>
    <style:style style:name="P5" style:family="paragraph" style:parent-style-name="Standard">
      <loext:graphic-properties draw:fill="solid" draw:fill-color="#ffb66c" draw:opacity="100%"/>
      <style:paragraph-properties fo:background-color="#ffb66c"/>
      <style:text-properties fo:color="#000000" style:font-name="Consolas" fo:font-size="8pt" fo:language="en" fo:country="US" style:font-size-asian="8pt" style:font-size-complex="8pt"/>
    </style:style>
    <style:style style:name="P6" style:family="paragraph" style:parent-style-name="Standard">
      <style:text-properties fo:color="#000000" style:font-name="Consolas" fo:font-size="8pt" fo:language="en" fo:country="US" officeooo:paragraph-rsid="000d0322" style:font-size-asian="8pt" style:font-size-complex="8pt"/>
    </style:style>
    <style:style style:name="P7" style:family="paragraph" style:parent-style-name="Standard">
      <loext:graphic-properties draw:fill="solid" draw:fill-color="#ffb66c" draw:opacity="100%"/>
      <style:paragraph-properties fo:background-color="#ffb66c"/>
      <style:text-properties fo:color="#000000" style:font-name="Consolas" fo:font-size="8pt" fo:language="en" fo:country="US" officeooo:paragraph-rsid="000d0322" style:font-size-asian="8pt" style:font-size-complex="8pt"/>
    </style:style>
    <style:style style:name="P8" style:family="paragraph" style:parent-style-name="Standard">
      <loext:graphic-properties draw:fill="solid" draw:fill-color="#3faf46" draw:opacity="100%"/>
      <style:paragraph-properties fo:background-color="#3faf46"/>
      <style:text-properties fo:color="#000000" style:font-name="Consolas" fo:font-size="8pt" fo:language="en" fo:country="US" officeooo:paragraph-rsid="000d0322" style:font-size-asian="8pt" style:font-size-complex="8pt"/>
    </style:style>
    <style:style style:name="P9" style:family="paragraph" style:parent-style-name="Standard">
      <loext:graphic-properties draw:fill="solid" draw:fill-color="#e0c2cd" draw:opacity="100%"/>
      <style:paragraph-properties fo:background-color="#e0c2cd"/>
      <style:text-properties fo:color="#000000" style:font-name="Consolas" fo:font-size="8pt" fo:language="en" fo:country="US" officeooo:paragraph-rsid="000d0322" style:font-size-asian="8pt" style:font-size-complex="8pt"/>
    </style:style>
    <style:style style:name="P10" style:family="paragraph" style:parent-style-name="Standard">
      <style:text-properties fo:color="#0000ff" style:font-name="Consolas" fo:font-size="9.5pt" style:font-size-asian="9.5pt"/>
    </style:style>
    <style:style style:name="P11" style:family="paragraph" style:parent-style-name="Table_20_Contents">
      <style:text-properties fo:color="#000000" fo:font-size="9.5pt" style:font-size-asian="9.5pt" style:font-size-complex="9.5pt"/>
    </style:style>
    <style:style style:name="P12" style:family="paragraph" style:parent-style-name="Table_20_Contents">
      <loext:graphic-properties draw:fill="solid" draw:fill-color="#e0c2cd" draw:opacity="100%"/>
      <style:paragraph-properties fo:background-color="#e0c2cd"/>
      <style:text-properties fo:color="#000000" fo:font-size="9.5pt" officeooo:paragraph-rsid="000f9016" style:font-size-asian="9.5pt" style:font-size-complex="9.5pt"/>
    </style:style>
    <style:style style:name="P13" style:family="paragraph" style:parent-style-name="Table_20_Contents">
      <loext:graphic-properties draw:fill="solid" draw:fill-color="#e0c2cd" draw:opacity="100%"/>
      <style:paragraph-properties fo:background-color="#e0c2cd"/>
      <style:text-properties fo:color="#000000" fo:font-size="9.5pt" style:font-size-asian="9.5pt" style:font-size-complex="9.5pt"/>
    </style:style>
    <style:style style:name="P14" style:family="paragraph" style:parent-style-name="Table_20_Contents">
      <loext:graphic-properties draw:fill="solid" draw:fill-color="#ffb66c" draw:opacity="100%"/>
      <style:paragraph-properties fo:background-color="#ffb66c"/>
      <style:text-properties fo:color="#000000" fo:font-size="9.5pt" style:font-size-asian="9.5pt" style:font-size-complex="9.5pt"/>
    </style:style>
    <style:style style:name="P15" style:family="paragraph" style:parent-style-name="Table_20_Contents">
      <loext:graphic-properties draw:fill="none" draw:fill-color="#ffffff" draw:opacity="100%"/>
      <style:paragraph-properties fo:background-color="transparent"/>
      <style:text-properties fo:color="#000000" fo:font-size="9.5pt" style:font-size-asian="9.5pt" style:font-size-complex="9.5pt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fo:color="#000000" fo:font-size="9.5pt" fo:language="en" fo:country="US" officeooo:paragraph-rsid="000f9016" style:font-size-asian="9.5pt" style:font-size-complex="9.5pt"/>
    </style:style>
    <style:style style:name="P17" style:family="paragraph" style:parent-style-name="Standard">
      <loext:graphic-properties draw:fill="solid" draw:fill-color="#ffb66c" draw:opacity="100%"/>
      <style:paragraph-properties fo:background-color="#ffb66c"/>
      <style:text-properties fo:color="#000000" fo:font-size="9.5pt" fo:language="en" fo:country="US" officeooo:paragraph-rsid="000f9016" style:font-size-asian="9.5pt" style:font-size-complex="9.5pt"/>
    </style:style>
    <style:style style:name="P18" style:family="paragraph" style:parent-style-name="Standard">
      <loext:graphic-properties draw:fill="solid" draw:fill-color="#ffd428" draw:opacity="100%"/>
      <style:paragraph-properties fo:background-color="#ffd428"/>
      <style:text-properties fo:color="#000000" fo:font-size="9.5pt" fo:language="en" fo:country="US" officeooo:paragraph-rsid="000f9016" style:font-size-asian="9.5pt" style:font-size-complex="9.5pt"/>
    </style:style>
    <style:style style:name="P19" style:family="paragraph" style:parent-style-name="Standard">
      <style:text-properties fo:color="#000000" fo:font-size="9.5pt" fo:language="en" fo:country="US" officeooo:paragraph-rsid="00108081" style:font-size-asian="9.5pt" style:font-size-complex="9.5pt"/>
    </style:style>
    <style:style style:name="P20" style:family="paragraph" style:parent-style-name="Standard">
      <loext:graphic-properties draw:fill="solid" draw:fill-color="#3faf46" draw:opacity="100%"/>
      <style:paragraph-properties fo:background-color="#3faf46"/>
      <style:text-properties fo:color="#000000" fo:font-size="9.5pt" fo:language="en" fo:country="US" officeooo:paragraph-rsid="00108081" style:font-size-asian="9.5pt" style:font-size-complex="9.5pt"/>
    </style:style>
    <style:style style:name="P21" style:family="paragraph" style:parent-style-name="Standard">
      <loext:graphic-properties draw:fill="solid" draw:fill-color="#50938a" draw:opacity="100%"/>
      <style:paragraph-properties fo:background-color="#50938a"/>
      <style:text-properties fo:color="#000000" fo:font-size="9.5pt" fo:language="en" fo:country="US" officeooo:paragraph-rsid="00108081" style:font-size-asian="9.5pt" style:font-size-complex="9.5pt"/>
    </style:style>
    <style:style style:name="P22" style:family="paragraph" style:parent-style-name="Standard">
      <style:text-properties fo:color="#000000" fo:font-size="9.5pt" officeooo:paragraph-rsid="000f9016" style:font-size-asian="9.5pt" style:font-size-complex="9.5pt"/>
    </style:style>
    <style:style style:name="P23" style:family="paragraph" style:parent-style-name="Standard">
      <loext:graphic-properties draw:fill="solid" draw:fill-color="#e0c2cd" draw:opacity="100%"/>
      <style:paragraph-properties fo:background-color="#e0c2cd"/>
      <style:text-properties fo:color="#000000" fo:font-size="9.5pt" officeooo:paragraph-rsid="000f9016" style:font-size-asian="9.5pt" style:font-size-complex="9.5pt"/>
    </style:style>
    <style:style style:name="P24" style:family="paragraph" style:parent-style-name="Standard">
      <loext:graphic-properties draw:fill="solid" draw:fill-color="#ffff00" draw:opacity="100%"/>
      <style:paragraph-properties fo:background-color="#ffff00"/>
      <style:text-properties fo:color="#000000" fo:font-size="9.5pt" officeooo:paragraph-rsid="000f9016" style:font-size-asian="9.5pt" style:font-size-complex="9.5pt"/>
    </style:style>
    <style:style style:name="P25" style:family="paragraph" style:parent-style-name="Standard">
      <loext:graphic-properties draw:fill="solid" draw:fill-color="#ffb66c" draw:opacity="100%"/>
      <style:paragraph-properties fo:background-color="#ffb66c"/>
      <style:text-properties fo:color="#000000" fo:font-size="9.5pt" officeooo:paragraph-rsid="000f9016" style:font-size-asian="9.5pt" style:font-size-complex="9.5pt"/>
    </style:style>
    <style:style style:name="P26" style:family="paragraph" style:parent-style-name="Standard">
      <style:text-properties fo:color="#000000" fo:font-size="9.5pt" officeooo:paragraph-rsid="00108081" style:font-size-asian="9.5pt" style:font-size-complex="9.5pt"/>
    </style:style>
    <style:style style:name="P27" style:family="paragraph" style:parent-style-name="Standard">
      <loext:graphic-properties draw:fill="solid" draw:fill-color="#3faf46" draw:opacity="100%"/>
      <style:paragraph-properties fo:background-color="#3faf46"/>
      <style:text-properties fo:color="#000000" fo:font-size="9.5pt" officeooo:paragraph-rsid="00108081" style:font-size-asian="9.5pt" style:font-size-complex="9.5pt"/>
    </style:style>
    <style:style style:name="P28" style:family="paragraph" style:parent-style-name="Standard">
      <loext:graphic-properties draw:fill="solid" draw:fill-color="#ffff00" draw:opacity="100%"/>
      <style:paragraph-properties fo:background-color="#ffff00"/>
      <style:text-properties fo:color="#000000" fo:font-size="9.5pt" officeooo:paragraph-rsid="00108081" style:font-size-asian="9.5pt" style:font-size-complex="9.5pt"/>
    </style:style>
    <style:style style:name="P29" style:family="paragraph" style:parent-style-name="Standard">
      <style:text-properties fo:color="#000000" fo:font-size="9.5pt" officeooo:paragraph-rsid="0011940b" style:font-size-asian="9.5pt" style:font-size-complex="9.5pt"/>
    </style:style>
    <style:style style:name="P30" style:family="paragraph" style:parent-style-name="Standard">
      <loext:graphic-properties draw:fill="solid" draw:fill-color="#e0c2cd" draw:opacity="100%"/>
      <style:paragraph-properties fo:background-color="#e0c2cd"/>
      <style:text-properties fo:color="#000000" style:font-name="Consolas" fo:font-size="9.5pt" officeooo:paragraph-rsid="000f9016" style:font-size-asian="9.5pt" style:font-size-complex="9.5pt"/>
    </style:style>
    <style:style style:name="P31" style:family="paragraph" style:parent-style-name="Standard">
      <loext:graphic-properties draw:fill="solid" draw:fill-color="#ffb66c" draw:opacity="100%"/>
      <style:paragraph-properties fo:background-color="#ffb66c"/>
      <style:text-properties fo:color="#000000" style:font-name="Consolas" fo:font-size="9.5pt" officeooo:paragraph-rsid="000f9016" style:font-size-asian="9.5pt" style:font-size-complex="9.5pt"/>
    </style:style>
    <style:style style:name="P32" style:family="paragraph" style:parent-style-name="Standard">
      <loext:graphic-properties draw:fill="solid" draw:fill-color="#bf819e" draw:opacity="100%"/>
      <style:paragraph-properties fo:background-color="#bf819e"/>
      <style:text-properties fo:color="#000000" style:font-name="Consolas" fo:font-size="8pt" fo:language="en" fo:country="US" officeooo:paragraph-rsid="000d0322" style:font-size-asian="8pt" style:font-size-complex="8pt"/>
    </style:style>
    <style:style style:name="P33" style:family="paragraph" style:parent-style-name="Standard">
      <loext:graphic-properties draw:fill="solid" draw:fill-color="#50938a" draw:opacity="100%"/>
      <style:paragraph-properties fo:background-color="#50938a"/>
      <style:text-properties fo:color="#000000" style:font-name="Consolas" fo:font-size="8pt" fo:language="en" fo:country="US" officeooo:paragraph-rsid="000d0322" style:font-size-asian="8pt" style:font-size-complex="8pt"/>
    </style:style>
    <style:style style:name="P34" style:family="paragraph" style:parent-style-name="Standard">
      <loext:graphic-properties draw:fill="solid" draw:fill-color="#ffb66c" draw:opacity="100%"/>
      <style:paragraph-properties fo:background-color="#ffb66c"/>
      <style:text-properties fo:color="#000000" fo:font-size="8pt" fo:language="en" fo:country="US" style:font-size-asian="8pt" style:font-size-complex="8pt"/>
    </style:style>
    <style:style style:name="P35" style:family="paragraph" style:parent-style-name="Standard">
      <style:text-properties fo:color="#000000" fo:font-size="8pt" fo:language="en" fo:country="US" officeooo:paragraph-rsid="000d0322" style:font-size-asian="8pt" style:font-size-complex="8pt"/>
    </style:style>
    <style:style style:name="P36" style:family="paragraph" style:parent-style-name="Standard">
      <loext:graphic-properties draw:fill="solid" draw:fill-color="#ffb66c" draw:opacity="100%"/>
      <style:paragraph-properties fo:background-color="#ffb66c"/>
      <style:text-properties fo:color="#000000" fo:font-size="8pt" fo:language="en" fo:country="US" officeooo:paragraph-rsid="000d0322" style:font-size-asian="8pt" style:font-size-complex="8pt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fo:color="#000000" fo:font-size="8pt" fo:language="en" fo:country="US" officeooo:paragraph-rsid="000d0322" style:font-size-asian="8pt" style:font-size-complex="8pt"/>
    </style:style>
    <style:style style:name="P38" style:family="paragraph" style:parent-style-name="Standard">
      <loext:graphic-properties draw:fill="none" draw:fill-color="#ffffff" draw:opacity="100%"/>
      <style:paragraph-properties fo:background-color="transparent"/>
      <style:text-properties fo:color="#000000" fo:font-size="8pt" fo:language="en" fo:country="US" style:font-size-asian="8pt" style:font-size-complex="8pt"/>
    </style:style>
    <style:style style:name="P39" style:family="paragraph" style:parent-style-name="Standard">
      <loext:graphic-properties draw:fill="solid" draw:fill-color="#ff7b59" draw:opacity="100%"/>
      <style:paragraph-properties fo:background-color="#ff7b59"/>
      <style:text-properties fo:color="#000000" fo:font-size="8pt" officeooo:paragraph-rsid="000f9016" style:font-size-asian="8pt" style:font-size-complex="8pt"/>
    </style:style>
    <style:style style:name="P40" style:family="paragraph" style:parent-style-name="Standard">
      <style:text-properties fo:color="#000000" fo:font-size="8pt" officeooo:paragraph-rsid="00108081" style:font-size-asian="8pt" style:font-size-complex="8pt"/>
    </style:style>
    <style:style style:name="P41" style:family="paragraph" style:parent-style-name="Standard">
      <loext:graphic-properties draw:fill="solid" draw:fill-color="#ffd428" draw:opacity="100%"/>
      <style:paragraph-properties fo:background-color="#ffd428"/>
      <style:text-properties fo:color="#000000" fo:font-size="8pt" officeooo:paragraph-rsid="00108081" style:font-size-asian="8pt" style:font-size-complex="8pt"/>
    </style:style>
    <style:style style:name="P42" style:family="paragraph" style:parent-style-name="Standard">
      <loext:graphic-properties draw:fill="solid" draw:fill-color="#e0c2cd" draw:opacity="100%"/>
      <style:paragraph-properties fo:background-color="#e0c2cd"/>
      <style:text-properties fo:color="#000000" fo:font-size="8pt" officeooo:paragraph-rsid="00108081" style:font-size-asian="8pt" style:font-size-complex="8pt"/>
    </style:style>
    <style:style style:name="P43" style:family="paragraph" style:parent-style-name="Standard">
      <loext:graphic-properties draw:fill="solid" draw:fill-color="#50938a" draw:opacity="100%"/>
      <style:paragraph-properties fo:background-color="#50938a"/>
      <style:text-properties fo:color="#000000" style:font-name="Consolas1" fo:font-size="8pt" fo:language="en" fo:country="US" style:font-size-asian="8pt" style:font-size-complex="8pt"/>
    </style:style>
    <style:style style:name="P44" style:family="paragraph" style:parent-style-name="Standard">
      <style:text-properties fo:color="#000000" officeooo:paragraph-rsid="00108081"/>
    </style:style>
    <style:style style:name="T1" style:family="text">
      <style:text-properties fo:color="#000000" style:font-name="Consolas"/>
    </style:style>
    <style:style style:name="T2" style:family="text">
      <style:text-properties fo:color="#000000" style:font-name="Consolas" fo:font-size="9.5pt" style:font-size-asian="9.5pt"/>
    </style:style>
    <style:style style:name="T3" style:family="text">
      <style:text-properties fo:color="#0000ff" style:font-name="Consolas"/>
    </style:style>
    <style:style style:name="T4" style:family="text">
      <style:text-properties fo:color="#0000ff" style:font-name="Consolas" fo:font-size="9.5pt" style:font-size-asian="9.5pt"/>
    </style:style>
    <style:style style:name="T5" style:family="text">
      <style:text-properties fo:color="#a31515" style:font-name="Consolas"/>
    </style:style>
    <style:style style:name="T6" style:family="text">
      <style:text-properties fo:color="#a31515" style:font-name="Consolas" fo:font-size="9.5pt" style:font-size-asian="9.5pt"/>
    </style:style>
    <style:style style:name="T7" style:family="text">
      <style:text-properties fo:color="#a31515" style:font-name="Consolas" fo:font-size="9.5pt" fo:language="en" fo:country="US" style:font-size-asian="9.5pt"/>
    </style:style>
    <style:style style:name="T8" style:family="text">
      <style:text-properties fo:color="#a31515" style:font-name="Consolas" fo:language="en" fo:country="US"/>
    </style:style>
    <style:style style:name="T9" style:family="text">
      <style:text-properties fo:color="#ff0000" style:font-name="Consolas"/>
    </style:style>
    <style:style style:name="T10" style:family="text">
      <style:text-properties fo:color="#ff0000" style:font-name="Consolas" fo:language="en" fo:country="US"/>
    </style:style>
    <style:style style:name="T11" style:family="text">
      <style:text-properties fo:color="#808080" style:font-name="Consolas"/>
    </style:style>
    <style:style style:name="T12" style:family="text">
      <style:text-properties fo:color="#808080" style:font-name="Consolas" fo:font-size="9.5pt" style:font-size-asian="9.5pt"/>
    </style:style>
    <style:style style:name="T13" style:family="text">
      <style:text-properties style:font-name="Consolas1"/>
    </style:style>
    <style:style style:name="T14" style:family="text">
      <style:text-properties style:font-name="Consolas"/>
    </style:style>
    <style:style style:name="T15" style:family="text">
      <style:text-properties style:font-name="Consolas" fo:language="en" fo:country="US"/>
    </style:style>
    <style:style style:name="T16" style:family="text">
      <style:text-properties style:font-name="Consolas" fo:font-size="9.5pt" style:font-size-asian="9.5pt"/>
    </style:style>
    <style:style style:name="T17" style:family="text">
      <style:text-properties style:font-name="Consolas" fo:font-size="9.5pt" fo:language="en" fo:country="US" style:font-size-asian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&lt;?xml version="1.0" encoding="UTF-8"?&gt;</text:p>
          </table:table-cell>
          <table:table-cell table:style-name="Таблица1.B1" office:value-type="string">
            <text:p text:style-name="P16"><text:span text:style-name="T14">&lt;?xml version="1.0" encoding="UTF-8"?&gt;</text:span></text:p>
          </table:table-cell>
        </table:table-row>
        <table:table-row>
          <table:table-cell table:style-name="Таблица1.A2" office:value-type="string">
            <text:p text:style-name="P2">&lt;gpx </text:p>
          </table:table-cell>
          <table:table-cell table:style-name="Таблица1.B2" office:value-type="string">
            <text:p text:style-name="P23"><text:span text:style-name="T14">&lt;kml </text:span></text:p>
          </table:table-cell>
        </table:table-row>
        <table:table-row>
          <table:table-cell table:style-name="Таблица1.A2" office:value-type="string">
            <text:p text:style-name="P2"><text:s text:c="4"/>creator="Wikiloc - https://www.wikiloc.com" </text:p>
          </table:table-cell>
          <table:table-cell table:style-name="Таблица1.B2" office:value-type="string">
            <text:p text:style-name="P12"><text:span text:style-name="T13"><text:s text:c="2"/></text:span><text:span text:style-name="T15">xmlns</text:span><text:span text:style-name="T14">="http://www.opengis.net/kml/2.2"&gt;</text:span></text:p>
          </table:table-cell>
        </table:table-row>
        <table:table-row>
          <table:table-cell table:style-name="Таблица1.A2" office:value-type="string">
            <text:p text:style-name="P2"><text:s text:c="4"/>version="1.1" xmlns="http://www.topografix.com/GPX/1/1" </text:p>
          </table:table-cell>
          <table:table-cell table:style-name="Таблица1.B2" office:value-type="string">
            <text:p text:style-name="P30"/>
          </table:table-cell>
        </table:table-row>
        <table:table-row>
          <table:table-cell table:style-name="Таблица1.A2" office:value-type="string">
            <text:p text:style-name="P2"><text:s text:c="4"/>xmlns:xsi="http://www.w3.org/2001/XMLSchema-instance" </text:p>
          </table:table-cell>
          <table:table-cell table:style-name="Таблица1.B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2"><text:s text:c="4"/>xsi:schemaLocation="http://www.topografix.com/GPX/1/1 http://www.topografix.com/GPX/1/1/gpx.xsd"&gt;</text:p>
          </table:table-cell>
          <table:table-cell table:style-name="Таблица1.B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B2" office:value-type="string">
            <text:p text:style-name="P24"><text:span text:style-name="T14"><text:s text:c="2"/>&lt;Document&gt;</text:span></text:p>
          </table:table-cell>
        </table:table-row>
        <table:table-row>
          <table:table-cell table:style-name="Таблица1.A2" office:value-type="string">
            <text:p text:style-name="P3"><text:s text:c="2"/>&lt;metadata&gt;</text:p>
          </table:table-cell>
          <table:table-cell table:style-name="Таблица1.B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4"><text:s text:c="4"/>&lt;name&gt;Wikiloc - Sadilovo - Vysokaya Gora&lt;/name&gt;</text:p>
          </table:table-cell>
          <table:table-cell table:style-name="Таблица1.B2" office:value-type="string">
            <text:p text:style-name="P39"><text:span text:style-name="T16"><text:s text:c="4"/>&lt;</text:span><text:span text:style-name="T17">name</text:span><text:span text:style-name="T16">&gt;&lt;![CDATA[Первый метрополитен в мире]]&gt;&lt;/</text:span><text:span text:style-name="T17">name</text:span><text:span text:style-name="T16">&gt;</text:span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2" office:value-type="string">
            <text:p text:style-name="P25"><text:span text:style-name="T14"><text:s text:c="4"/>&lt;</text:span><text:span text:style-name="T15">description</text:span><text:span text:style-name="T14">&gt;&lt;![CDATA[Первая линия метрополитена была запущена в Лондоне в январе 1863 года. Её протяженность составляла 6 километров.]]&gt;&lt;/</text:span><text:span text:style-name="T15">description</text:span><text:span text:style-name="T14">&gt;</text:span></text:p>
          </table:table-cell>
        </table:table-row>
        <table:table-row>
          <table:table-cell table:style-name="Таблица1.A2" office:value-type="string">
            <text:p text:style-name="P5"><text:s text:c="4"/>&lt;author&gt;</text:p>
          </table:table-cell>
          <table:table-cell table:style-name="Таблица1.B2" office:value-type="string">
            <text:p text:style-name="P31"/>
          </table:table-cell>
        </table:table-row>
        <table:table-row>
          <table:table-cell table:style-name="Таблица1.A2" office:value-type="string">
            <text:p text:style-name="P5"><text:s text:c="6"/>&lt;name&gt;Булат Сафин&lt;/name&gt;</text:p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5"><text:s text:c="6"/>&lt;link href="https://www.wikiloc.com/wikiloc/user.do?id=6038604"&gt;</text:p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5"><text:s text:c="8"/>&lt;text&gt;Булат Сафин on Wikiloc&lt;/text&gt;</text:p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5"><text:s text:c="6"/>&lt;/link&gt;</text:p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5"><text:s text:c="4"/>&lt;/author&gt;</text:p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5"><text:s text:c="4"/>&lt;link href="https://www.wikiloc.com/mountain-biking-trails/sadilovo-vysokaya-gora-49995006"&gt;</text:p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5"><text:s text:c="6"/>&lt;text&gt;Sadilovo - Posëlok Vysokaya Gora on Wikiloc&lt;/text&gt;</text:p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7"><text:s text:c="4"/>&lt;/link&gt;</text:p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7"><text:s text:c="4"/>&lt;time&gt;2020-05-27T13:15:42Z&lt;/time&gt;</text:p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B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2" office:value-type="string">
            <text:p text:style-name="P17"><text:span text:style-name="T14"><text:s text:c="4"/>&lt;Style id="strokeColor:b51eff66_strokeWidth:8"&gt;</text:span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2" office:value-type="string">
            <text:p text:style-name="P17"><text:span text:style-name="T14"><text:s text:c="6"/>&lt;LineStyle&gt;</text:span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2" office:value-type="string">
            <text:p text:style-name="P17"><text:span text:style-name="T14"><text:s text:c="8"/>&lt;color&gt;66ff1eb5&lt;/color&gt;</text:span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2" office:value-type="string">
            <text:p text:style-name="P17"><text:span text:style-name="T14"><text:s text:c="8"/>&lt;width&gt;8&lt;/width&gt;</text:span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2" office:value-type="string">
            <text:p text:style-name="P17"><text:span text:style-name="T14"><text:s text:c="6"/>&lt;/LineStyle&gt;</text:span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2" office:value-type="string">
            <text:p text:style-name="P17"><text:span text:style-name="T14"><text:s text:c="4"/>&lt;/Style&gt;</text:span></text:p>
          </table:table-cell>
        </table:table-row>
        <table:table-row>
          <table:table-cell table:style-name="Таблица1.A2" office:value-type="string">
            <text:p text:style-name="P32"><text:s text:c="2"/>&lt;/metadata&gt;</text:p>
          </table:table-cell>
          <table:table-cell table:style-name="Таблица1.B2" office:value-type="string">
            <text:p text:style-name="P22"/>
          </table:table-cell>
        </table:table-row>
        <text:soft-page-break/>
        <table:table-row>
          <table:table-cell table:style-name="Таблица1.A2" office:value-type="string">
            <text:p text:style-name="P37"/>
          </table:table-cell>
          <table:table-cell table:style-name="Таблица1.B2" office:value-type="string">
            <text:p text:style-name="P18"><text:span text:style-name="T14"><text:s text:c="4"/>&lt;Folder&gt;</text:span></text:p>
          </table:table-cell>
        </table:table-row>
        <table:table-row>
          <table:table-cell table:style-name="Таблица1.A2" office:value-type="string">
            <text:p text:style-name="P8"><text:s text:c="2"/>&lt;trk&gt;</text:p>
          </table:table-cell>
          <table:table-cell table:style-name="Таблица1.B2" office:value-type="string">
            <text:p text:style-name="P20"><text:span text:style-name="T14"><text:s text:c="6"/>&lt;Placemark&gt;</text:span></text:p>
          </table:table-cell>
        </table:table-row>
        <table:table-row>
          <table:table-cell table:style-name="Таблица1.A2" office:value-type="string">
            <text:p text:style-name="P8"><text:s text:c="4"/>&lt;name&gt;Sadilovo - Vysokaya Gora&lt;/name&gt;</text:p>
          </table:table-cell>
          <table:table-cell table:style-name="Таблица1.B2" office:value-type="string">
            <text:p text:style-name="P20"><text:span text:style-name="T14"><text:s text:c="8"/>&lt;name/&gt;</text:span></text:p>
          </table:table-cell>
        </table:table-row>
        <table:table-row>
          <table:table-cell table:style-name="Таблица1.A2" office:value-type="string">
            <text:p text:style-name="P6"><text:s text:c="4"/>&lt;cmt&gt;&lt;/cmt&gt;</text:p>
          </table:table-cell>
          <table:table-cell table:style-name="Таблица1.B2" office:value-type="string">
            <text:p text:style-name="P19"><text:span text:style-name="T14"><text:s text:c="8"/>&lt;styleUrl&gt;#strokeColor:b51eff66_strokeWidth:8&lt;/styleUrl&gt;</text:span></text:p>
          </table:table-cell>
        </table:table-row>
        <table:table-row>
          <table:table-cell table:style-name="Таблица1.A2" office:value-type="string">
            <text:p text:style-name="P8"><text:s text:c="4"/>&lt;desc&gt;&lt;/desc&gt;</text:p>
          </table:table-cell>
          <table:table-cell table:style-name="Таблица1.B2" office:value-type="string">
            <text:p text:style-name="P27"><text:span text:style-name="T14"><text:s text:c="8"/>&lt;</text:span><text:span text:style-name="T15">description</text:span><text:span text:style-name="T14">&gt;&lt;![CDATA[«Метрополитен рейлуэй»]]&gt;&lt;/</text:span><text:span text:style-name="T15">description</text:span><text:span text:style-name="T14">&gt;</text:span></text:p>
          </table:table-cell>
        </table:table-row>
        <table:table-row>
          <table:table-cell table:style-name="Таблица1.A2" office:value-type="string">
            <text:p text:style-name="P8"><text:s text:c="4"/>&lt;trkseg&gt;</text:p>
          </table:table-cell>
          <table:table-cell table:style-name="Таблица1.B2" office:value-type="string">
            <text:p text:style-name="P20"><text:span text:style-name="T14"><text:s text:c="8"/>&lt;LineString&gt;</text:span></text:p>
          </table:table-cell>
        </table:table-row>
        <table:table-row>
          <table:table-cell table:style-name="Таблица1.A2" office:value-type="string">
            <text:p text:style-name="P33"><text:s text:c="6"/>&lt;trkpt lat="56.044494" lon="49.362137"&gt;</text:p>
          </table:table-cell>
          <table:table-cell table:style-name="Таблица1.B2" office:value-type="string">
            <text:p text:style-name="P21"><text:span text:style-name="T14"><text:s text:c="10"/>&lt;coordinates&gt;-0.17508188536968763,51.51567612046976 -0.17054674237676506,51.52033178659916 -0.15775796979376858,51.522587371702265 -0.14376756757209583,51.52361138366023 -0.13780233472300196,51.52449482635802 -0.13558146565867413,51.52553218025818 -0.12350079625562005,51.53021001659614 -0.1045536717744013,51.52010421392138&lt;/coordinates&gt;</text:span></text:p>
          </table:table-cell>
        </table:table-row>
        <table:table-row>
          <table:table-cell table:style-name="Таблица1.A2" office:value-type="string">
            <text:p text:style-name="P33"><text:s text:c="8"/>&lt;ele&gt;108.265&lt;/ele&gt;</text:p>
          </table:table-cell>
          <table:table-cell table:style-name="Таблица1.B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33"><text:s text:c="8"/>&lt;time&gt;2020-05-27T11:30:13Z&lt;/time&gt;</text:p>
          </table:table-cell>
          <table:table-cell table:style-name="Таблица1.B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33"><text:s text:c="6"/>&lt;/trkpt&gt;</text:p>
          </table:table-cell>
          <table:table-cell table:style-name="Таблица1.B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43"><text:s text:c="6"/>...</text:p>
          </table:table-cell>
          <table:table-cell table:style-name="Таблица1.B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8"><text:s text:c="4"/>&lt;/trkseg&gt;</text:p>
          </table:table-cell>
          <table:table-cell table:style-name="Таблица1.B2" office:value-type="string">
            <text:p text:style-name="P27"><text:span text:style-name="T14"><text:s text:c="8"/>&lt;/LineString&gt;</text:span></text:p>
          </table:table-cell>
        </table:table-row>
        <table:table-row>
          <table:table-cell table:style-name="Таблица1.A2" office:value-type="string">
            <text:p text:style-name="P8"><text:s text:c="2"/>&lt;/trk&gt;</text:p>
          </table:table-cell>
          <table:table-cell table:style-name="Таблица1.B2" office:value-type="string">
            <text:p text:style-name="P27"><text:span text:style-name="T14"><text:s text:c="6"/>&lt;/Placemark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40"><text:span text:style-name="T16"><text:s text:c="6"/>&lt;Placemark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8"/>&lt;name/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8"/>&lt;styleUrl&gt;#fillColor:177bc966_strokeColor:0e4779e6_strokeWidth:2&lt;/styleUrl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8"/>&lt;description&gt;&lt;![CDATA[Станция Фаррингдон]]&gt;&lt;/description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8"/>&lt;Polygon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0"/>&lt;outerBoundaryIs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2"/>&lt;LinearRing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44"><text:span text:style-name="T16"><text:s text:c="14"/>&lt;coordinates&gt;-0.105169944170252,51.52029441040676 -0.10498218953920087,51.52007353086919 -0.10453694284273003,51.520210744041954 -</text:span><text:soft-page-break/><text:span text:style-name="T16">0.10469787538362371,51.5204383161942 -0.105169944170252,51.52029441040676&lt;/coordinates&gt;</text:span></text:p>
            <text:p text:style-name="P26"><text:span text:style-name="T14"><text:s text:c="12"/>&lt;/LinearRing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0"/>&lt;/outerBoundaryIs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8"/>&lt;/Polygon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6"/>&lt;/Placemark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9"><text:span text:style-name="T14"><text:s text:c="6"/>&lt;Placemark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9"><text:span text:style-name="T14"><text:s text:c="8"/>&lt;name&gt;&lt;![CDATA[Фаррингдон-стрит]]&gt;&lt;/name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9"><text:span text:style-name="T14"><text:s text:c="8"/>&lt;description&gt;&lt;![CDATA[Фаррингдон-стрит]]&gt;&lt;/description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9"><text:span text:style-name="T14"><text:s text:c="8"/>&lt;Style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9"><text:span text:style-name="T14"><text:s text:c="10"/>&lt;IconStyle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2"/>&lt;color&gt;ffff1eb5&lt;/color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2"/>&lt;Icon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4"/>&lt;href&gt;http://api-maps.yandex.ru/i/0.4/micro/pmvvs.png&lt;/href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2"/>&lt;/Icon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2"/>&lt;hotSpot x="7" y="28" xunits="pixels" yunits="insetPixels"/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0"/>&lt;/IconStyle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8"/>&lt;/Style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8"/>&lt;Point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10"/>&lt;coordinates&gt;-0.1044968729335983,51.52014078866054&lt;/coordinates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8"/>&lt;/Point&gt;</text:span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26"><text:span text:style-name="T14"><text:s text:c="6"/>&lt;/Placemark&gt;</text:span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2" office:value-type="string">
            <text:p text:style-name="P41"><text:span text:style-name="T16"><text:s text:c="4"/>&lt;/Folder&gt;</text:span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2" office:value-type="string">
            <text:p text:style-name="P28"><text:span text:style-name="T14"><text:s text:c="2"/>&lt;/Document&gt;</text:span></text:p>
          </table:table-cell>
        </table:table-row>
        <table:table-row>
          <table:table-cell table:style-name="Таблица1.A2" office:value-type="string">
            <text:p text:style-name="P9">&lt;/gpx&gt;</text:p>
          </table:table-cell>
          <table:table-cell table:style-name="Таблица1.B2" office:value-type="string">
            <text:p text:style-name="P42"><text:span text:style-name="T16">&lt;/kml&gt;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9T18:31:25.621000000</meta:creation-date>
    <dc:date>2020-12-05T23:21:28.451000000</dc:date>
    <meta:editing-duration>PT10H29M25S</meta:editing-duration>
    <meta:editing-cycles>6</meta:editing-cycles>
    <meta:generator>LibreOffice/6.4.2.2$Windows_X86_64 LibreOffice_project/4e471d8c02c9c90f512f7f9ead8875b57fcb1ec3</meta:generator>
    <meta:document-statistic meta:table-count="1" meta:image-count="0" meta:object-count="0" meta:page-count="3" meta:paragraph-count="84" meta:word-count="150" meta:character-count="3214" meta:non-whitespace-character-count="2627"/>
  </office:meta>
</office:document-meta>
</file>